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MessageConverterExtractorTests.informatio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tpMessageConverterExtractorTests.no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tpMessageConverterExtractorTests.converterThrowsHttpMessageNotReadabl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ttpMessageConverterExtractorTests.unknownContentTypeExceptionContainsCorrectResponse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HttpMessageConverterExtractorTests.emptyMessage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tpMessageConverterExtractorTests.generic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HttpMessageConverterExtractorTests.cannot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tpMessageConverterExtractorTests.converterThrowsIO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ttpMessageConverterExtractorTests.norm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ttpMessageConverterExtractorTests.mark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MessageConverterExtractorTests.nullMessage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tpMessageConverterExtractorTests.zero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tpMessageConverterExtractorTests.constructorPrecondi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tpMessageConverterExtractorTests.no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